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arial, 'Noto Sans Japanese', sans-serif"/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1c49ac" style:font-size-asian="16pt" style:font-size-complex="16pt"/>
    </style:style>
    <style:style style:name="P2" style:family="paragraph" style:parent-style-name="Text_20_body">
      <style:text-properties officeooo:rsid="000aca01" officeooo:paragraph-rsid="001c49ac"/>
    </style:style>
    <style:style style:name="P3" style:family="paragraph" style:parent-style-name="Text_20_body">
      <style:text-properties officeooo:rsid="001efdf8" officeooo:paragraph-rsid="001efdf8"/>
    </style:style>
    <style:style style:name="P4" style:family="paragraph" style:parent-style-name="Text_20_body">
      <style:text-properties officeooo:paragraph-rsid="001efdf8"/>
    </style:style>
    <style:style style:name="P5" style:family="paragraph" style:parent-style-name="Text_20_body">
      <style:text-properties officeooo:rsid="001f1efa" officeooo:paragraph-rsid="001f1efa"/>
    </style:style>
    <style:style style:name="P6" style:family="paragraph" style:parent-style-name="Text_20_body">
      <style:text-properties officeooo:rsid="001fd429" officeooo:paragraph-rsid="001fd429"/>
    </style:style>
    <style:style style:name="P7" style:family="paragraph" style:parent-style-name="Text_20_body">
      <style:text-properties officeooo:rsid="002044e9" officeooo:paragraph-rsid="002044e9"/>
    </style:style>
    <style:style style:name="P8" style:family="paragraph" style:parent-style-name="Heading_20_1" style:master-page-name="Right_20_Page">
      <style:paragraph-properties style:page-number="auto"/>
      <style:text-properties officeooo:rsid="000aca01" officeooo:paragraph-rsid="001dad2a"/>
    </style:style>
    <style:style style:name="P9" style:family="paragraph" style:parent-style-name="Heading_20_3">
      <style:text-properties officeooo:rsid="001efdf8" officeooo:paragraph-rsid="001efdf8"/>
    </style:style>
    <style:style style:name="P10" style:family="paragraph" style:parent-style-name="Heading_20_3">
      <style:text-properties officeooo:rsid="001efdf8" officeooo:paragraph-rsid="001f1efa"/>
    </style:style>
    <style:style style:name="P11" style:family="paragraph" style:parent-style-name="Heading_20_3">
      <style:text-properties officeooo:paragraph-rsid="001efdf8"/>
    </style:style>
    <style:style style:name="P12" style:family="paragraph" style:parent-style-name="Heading_20_3">
      <style:paragraph-properties fo:break-before="page"/>
      <style:text-properties officeooo:rsid="002044e9" officeooo:paragraph-rsid="002044e9"/>
    </style:style>
    <style:style style:name="P13" style:family="paragraph" style:parent-style-name="Heading_20_2">
      <style:text-properties officeooo:rsid="000aca01" officeooo:paragraph-rsid="001c49ac"/>
    </style:style>
    <style:style style:name="T1" style:family="text">
      <style:text-properties officeooo:rsid="000f14e3"/>
    </style:style>
    <style:style style:name="T2" style:family="text">
      <style:text-properties officeooo:rsid="001dad2a"/>
    </style:style>
    <style:style style:name="T3" style:family="text">
      <style:text-properties officeooo:rsid="001efdf8"/>
    </style:style>
    <style:style style:name="T4" style:family="text">
      <style:text-properties officeooo:rsid="001f1efa"/>
    </style:style>
    <style:style style:name="T5" style:family="text">
      <style:text-properties officeooo:rsid="001fd429"/>
    </style:style>
    <style:style style:name="T6" style:family="text">
      <style:text-properties officeooo:rsid="002044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6">If You Could Read My Mind</text:span> (<text:span text:style-name="T4">Gordon Lightfoot</text:span>)</text:h>
      <text:h text:style-name="P13" text:outline-level="2">Time Signature: <text:span text:style-name="T1">4</text:span>/4</text:h>
      <text:p text:style-name="P2">Chords: <text:span text:style-name="T5">C, Cmaj7, C7, F, G</text:span></text:p>
      <text:p text:style-name="P2">Tempo: 1<text:span text:style-name="T2">3</text:span>0 - 1<text:span text:style-name="T2">5</text:span>0 BPM</text:p>
      <text:p text:style-name="P1"/>
      <text:h text:style-name="P12" text:outline-level="3">[INTRO]</text:h>
      <text:p text:style-name="P7"/>
      <text:h text:style-name="Heading_20_3" text:outline-level="3">[VERSE 1]</text:h>
      <text:p text:style-name="P7">G</text:p>
      <text:p text:style-name="P7">If you could read my mind love</text:p>
      <text:p text:style-name="P7">F</text:p>
      <text:p text:style-name="P7">What a tale my thoughts could tell</text:p>
      <text:p text:style-name="P7">G</text:p>
      <text:p text:style-name="P7">Just like an old time movie</text:p>
      <text:p text:style-name="P7">F</text:p>
      <text:p text:style-name="P7">'bout a ghost from a wishing well</text:p>
      <text:p text:style-name="P7">G <text:s text:c="10"/>G7 <text:s text:c="7"/>C</text:p>
      <text:p text:style-name="P7">In a castle dark or a fortress strong</text:p>
      <text:p text:style-name="P7"><text:s text:c="5"/>D <text:s text:c="13"/>Em</text:p>
      <text:p text:style-name="P7">With chains upon my feet</text:p>
      <text:p text:style-name="P7"><text:s text:c="4"/>C <text:s text:c="17"/>G</text:p>
      <text:p text:style-name="P7">You know that ghost is me</text:p>
      <text:p text:style-name="P7"><text:s text:c="4"/>C <text:s text:c="11"/>G</text:p>
      <text:p text:style-name="P7">And I will never be set free</text:p>
      <text:p text:style-name="P7"><text:s text:c="3"/>Am7 <text:s text:c="10"/>D <text:s text:c="18"/>G</text:p>
      <text:p text:style-name="P7">As long as I'm a ghost that you can't see</text:p>
      <text:h text:style-name="Heading_20_3" text:outline-level="3">[BRIDGE]</text:h>
      <text:p text:style-name="P7">G</text:p>
      <text:h text:style-name="Heading_20_3" text:outline-level="3">[VERSE 2]</text:h>
      <text:p text:style-name="P7">G</text:p>
      <text:p text:style-name="P7">If I could read your mind love</text:p>
      <text:p text:style-name="P7">F</text:p>
      <text:p text:style-name="P7">What a tale your thoughts could tell</text:p>
      <text:p text:style-name="P7">G</text:p>
      <text:p text:style-name="P7">Just like a paperback novel</text:p>
      <text:p text:style-name="P7">F</text:p>
      <text:p text:style-name="P7">The kind that drugstores sell</text:p>
      <text:p text:style-name="P7">G <text:s text:c="17"/>G7 <text:s text:c="12"/>C</text:p>
      <text:p text:style-name="P7">When you reach the part where the heartaches come</text:p>
      <text:p text:style-name="P7"/>
      <text:p text:style-name="P7"><text:soft-page-break/><text:s text:c="4"/>D <text:s text:c="12"/>Em</text:p>
      <text:p text:style-name="P7">The hero would be me</text:p>
      <text:p text:style-name="P7"><text:s text:c="4"/>C <text:s text:c="11"/>G</text:p>
      <text:p text:style-name="P7">But heroes often fail</text:p>
      <text:p text:style-name="P7"><text:s text:c="4"/>C <text:s text:c="18"/>G</text:p>
      <text:p text:style-name="P7">And you won't read that book again</text:p>
      <text:p text:style-name="P7"><text:s text:c="3"/>Am7 <text:s text:c="14"/>D <text:s text:c="14"/>G</text:p>
      <text:p text:style-name="P7">Because the ending's just too hard to take</text:p>
      <text:h text:style-name="Heading_20_3" text:outline-level="3">[BRIDGE]</text:h>
      <text:p text:style-name="P7">G F G F</text:p>
      <text:h text:style-name="Heading_20_3" text:outline-level="3">[VERSE 3]</text:h>
      <text:p text:style-name="P7">G <text:s text:c="7"/>G7 <text:s text:c="9"/>C</text:p>
      <text:p text:style-name="P7">I'd walk away like a movie star</text:p>
      <text:p text:style-name="P7"><text:s text:c="9"/>D <text:s text:c="20"/>Em</text:p>
      <text:p text:style-name="P7">Who gets burned in a three way script</text:p>
      <text:p text:style-name="P7">C <text:s text:c="11"/>G</text:p>
      <text:p text:style-name="P7">Enter number two</text:p>
      <text:p text:style-name="P7"><text:s text:c="2"/>C <text:s text:c="13"/>G</text:p>
      <text:p text:style-name="P7">A movie queen to play the scene</text:p>
      <text:p text:style-name="P7"><text:s text:c="3"/>Am7 <text:s text:c="13"/>D <text:s text:c="16"/>G</text:p>
      <text:p text:style-name="P7">Of bringing all the good things out in me</text:p>
      <text:p text:style-name="P7">C <text:s text:c="25"/>G</text:p>
      <text:p text:style-name="P7">But for now love, let's be real</text:p>
      <text:p text:style-name="P7"><text:s text:c="2"/>C <text:s text:c="20"/>G</text:p>
      <text:p text:style-name="P7">I never thought I could act this way</text:p>
      <text:p text:style-name="P7"><text:s text:c="9"/>Am7 <text:s text:c="14"/>D</text:p>
      <text:p text:style-name="P7">And I've got to say that I just don't get it</text:p>
      <text:p text:style-name="P7">C <text:s text:c="17"/>G</text:p>
      <text:p text:style-name="P7">I don't know where we went wrong</text:p>
      <text:p text:style-name="P7"><text:s text:c="8"/>Am7</text:p>
      <text:p text:style-name="P7">But the feeling's gone</text:p>
      <text:p text:style-name="P7"><text:s text:c="6"/>D <text:s text:c="16"/>G</text:p>
      <text:p text:style-name="P7">And I just can't get it back</text:p>
      <text:h text:style-name="Heading_20_3" text:outline-level="3">[BRIDGE]</text:h>
      <text:p text:style-name="P7">G</text:p>
      <text:h text:style-name="Heading_20_3" text:outline-level="3">[VERSE 4]</text:h>
      <text:p text:style-name="P7">G</text:p>
      <text:p text:style-name="P7">If you could read my mind love</text:p>
      <text:p text:style-name="P7">F</text:p>
      <text:p text:style-name="P7">What a tale my thoughts could tell</text:p>
      <text:p text:style-name="P7"/>
      <text:p text:style-name="P7"><text:soft-page-break/>G</text:p>
      <text:p text:style-name="P7">Just like an old time movie</text:p>
      <text:p text:style-name="P7">F</text:p>
      <text:p text:style-name="P7">'bout a ghost from a wishing well</text:p>
      <text:p text:style-name="P7">G <text:s text:c="10"/>G7 <text:s text:c="7"/>C</text:p>
      <text:p text:style-name="P7">In a castle dark or a fortress strong</text:p>
      <text:p text:style-name="P7"><text:s text:c="5"/>D <text:s text:c="13"/>Em</text:p>
      <text:p text:style-name="P7">With chains upon my feet</text:p>
      <text:p text:style-name="P7"><text:s text:c="4"/>C <text:s text:c="13"/>G</text:p>
      <text:p text:style-name="P7">But stories always end</text:p>
      <text:p text:style-name="P7"><text:s text:c="4"/>C <text:s text:c="10"/>G</text:p>
      <text:p text:style-name="P7">And if you read between the lines</text:p>
      <text:p text:style-name="P7"><text:s text:c="7"/>Am7 <text:s text:c="15"/>D <text:s text:c="13"/>G</text:p>
      <text:p text:style-name="P7">You'll know that I'm just trying to understand</text:p>
      <text:p text:style-name="P7"><text:s text:c="4"/>C <text:s text:c="16"/>G</text:p>
      <text:p text:style-name="P7">The feeling's that you lack</text:p>
      <text:p text:style-name="P7"><text:s text:c="2"/>C <text:s text:c="20"/>G</text:p>
      <text:p text:style-name="P7">I never thought I could feel this way</text:p>
      <text:p text:style-name="P7"><text:s text:c="9"/>Am7 <text:s text:c="14"/>D</text:p>
      <text:p text:style-name="P7">And I've got to say that I just don't get it</text:p>
      <text:p text:style-name="P7">C <text:s text:c="17"/>G</text:p>
      <text:p text:style-name="P7">I don't know where we went wrong</text:p>
      <text:p text:style-name="P7">Am7</text:p>
      <text:p text:style-name="P7">But the feeling's gone</text:p>
      <text:p text:style-name="P7"><text:s text:c="6"/>D <text:s text:c="16"/>G</text:p>
      <text:p text:style-name="P7">And I just can't get it back</text:p>
      <text:h text:style-name="Heading_20_3" text:outline-level="3">[OUTRO]</text:h>
      <text:p text:style-name="P7">F 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arial, 'Noto Sans Japanese', sans-serif"/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style:writing-mode="page"/>
      <style:text-properties style:font-name="Courier New" fo:font-family="'Courier New'" style:font-style-name="Regular" style:font-pitch="variable" fo:font-size="18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9M40S</meta:editing-duration>
    <meta:editing-cycles>16</meta:editing-cycles>
    <meta:generator>LibreOffice/5.2.5.1$MacOSX_X86_64 LibreOffice_project/0312e1a284a7d50ca85a365c316c7abbf20a4d22</meta:generator>
    <dc:title>Lyrics + Chords</dc:title>
    <dc:date>2017-04-03T14:03:59.235840000</dc:date>
    <meta:print-date>2017-04-03T12:23:29.985893000</meta:print-date>
    <meta:document-statistic meta:table-count="0" meta:image-count="0" meta:object-count="0" meta:page-count="4" meta:paragraph-count="105" meta:word-count="424" meta:character-count="2371" meta:non-whitespace-character-count="141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